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7000001BA027A3CF4.png"/>
  <manifest:file-entry manifest:media-type="image/png" manifest:full-path="Pictures/10000000000003A30000036509300A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Графический объект2" text:anchor-type="paragraph" svg:width="17cm" svg:height="15.868cm" draw:z-index="0"><draw:image xlink:href="Pictures/10000000000003A30000036509300A92.png" xlink:type="simple" xlink:show="embed" xlink:actuate="onLoad"/></draw:frame></text:p>
      <text:p text:style-name="Standard"/>
      <text:p text:style-name="Standard"><draw:frame draw:style-name="fr2" draw:name="Графический объект1" text:anchor-type="paragraph" svg:width="17cm" svg:height="7.176cm" draw:z-index="1"><draw:image xlink:href="Pictures/1000000000000417000001BA027A3C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етр Чирва</meta:initial-creator>
    <meta:creation-date>2022-05-02T14:07:54.34</meta:creation-date>
    <dc:date>2022-05-03T15:35:19.60</dc:date>
    <dc:creator>Петр Чирва</dc:creator>
    <meta:editing-duration>PT3H48M24S</meta:editing-duration>
    <meta:editing-cycles>3</meta:editing-cycles>
    <meta:generator>OpenOffice/4.1.6$Win32 OpenOffice.org_project/416m1$Build-9790</meta:generator>
    <meta:document-statistic meta:table-count="0" meta:image-count="2" meta:object-count="0" meta:page-count="1" meta:paragraph-count="0" meta:word-count="0" meta:character-count="0"/>
  </office:meta>
</office:document-meta>
</file>